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byssinica SIL" fo:font-size="14pt" officeooo:paragraph-rsid="0004d2b2" style:font-size-asian="14pt" style:font-size-complex="14pt"/>
    </style:style>
    <style:style style:name="P2" style:family="paragraph" style:parent-style-name="Standard">
      <style:text-properties style:font-name="Abyssinica SIL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Abyssinica SIL" fo:font-size="14pt" officeooo:paragraph-rsid="0004d2b2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Abyssinica SIL" fo:font-size="14pt" officeooo:rsid="001cf176" officeooo:paragraph-rsid="001cf176" style:font-size-asian="14pt" style:font-size-complex="14pt"/>
    </style:style>
    <style:style style:name="P5" style:family="paragraph" style:parent-style-name="Standard">
      <style:text-properties style:font-name="Abyssinica SIL" fo:font-size="14pt" officeooo:rsid="001cf176" officeooo:paragraph-rsid="001cf176" fo:background-color="transparent" style:font-size-asian="14pt" style:font-size-complex="14pt"/>
    </style:style>
    <style:style style:name="P6" style:family="paragraph" style:parent-style-name="Standard">
      <style:text-properties style:font-name="Abyssinica SIL" fo:font-size="14pt" officeooo:paragraph-rsid="001e9eb4" fo:background-color="transparent" style:font-size-asian="14pt" style:font-size-complex="14pt"/>
    </style:style>
    <style:style style:name="P7" style:family="paragraph" style:parent-style-name="Standard">
      <style:text-properties style:font-name="Abyssinica SIL" fo:font-size="14pt" officeooo:rsid="0017bf77" fo:background-color="#ffff00" style:font-size-asian="14pt" style:font-size-complex="14pt"/>
    </style:style>
    <style:style style:name="P8" style:family="paragraph" style:parent-style-name="Standard">
      <style:text-properties style:font-name="Abyssinica SIL" fo:font-size="14pt" fo:background-color="#ffff00" style:font-size-asian="14pt" style:font-size-complex="14pt"/>
    </style:style>
    <style:style style:name="P9" style:family="paragraph" style:parent-style-name="Standard">
      <style:text-properties style:font-name="Abyssinica SIL"/>
    </style:style>
    <style:style style:name="P10" style:family="paragraph" style:parent-style-name="Standard" style:list-style-name="L1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/>
      </style:paragraph-properties>
      <style:text-properties style:font-name="Abyssinica SIL" fo:font-size="14pt" officeooo:rsid="001cf176" officeooo:paragraph-rsid="001cf176" fo:background-color="#ffff00" style:font-size-asian="14pt" style:font-size-complex="14pt"/>
    </style:style>
    <style:style style:name="P11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/>
      </style:paragraph-properties>
      <style:text-properties style:font-name="Abyssinica SIL" fo:font-size="14pt" officeooo:rsid="001cf176" officeooo:paragraph-rsid="001cf176" fo:background-color="#ffff00" style:font-size-asian="14pt" style:font-size-complex="14pt"/>
    </style:style>
    <style:style style:name="P1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>
        <style:tab-stops/>
      </style:paragraph-properties>
      <style:text-properties style:font-name="Abyssinica SIL" fo:font-size="14pt" officeooo:rsid="001cf176" officeooo:paragraph-rsid="001cf176" fo:background-color="#ffff00" style:font-size-asian="14pt" style:font-size-complex="14pt"/>
    </style:style>
    <style:style style:name="P13" style:family="paragraph" style:parent-style-name="Standard" style:list-style-name="L2">
      <loext:graphic-properties draw:fill="none"/>
      <style:paragraph-properties fo:background-color="transparent">
        <style:tab-stops/>
      </style:paragraph-properties>
      <style:text-properties style:font-name="Abyssinica SIL" fo:font-size="14pt" officeooo:rsid="002b8109" officeooo:paragraph-rsid="002b8109" fo:background-color="#ffff00" style:font-size-asian="14pt" style:font-size-complex="14pt"/>
    </style:style>
    <style:style style:name="P14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/>
      </style:paragraph-properties>
      <style:text-properties style:font-name="Abyssinica SIL" fo:font-size="14pt" officeooo:rsid="001cf176" officeooo:paragraph-rsid="001cf176" fo:background-color="#00a933" style:font-size-asian="14pt" style:font-size-complex="14pt"/>
    </style:style>
    <style:style style:name="P15" style:family="paragraph" style:parent-style-name="Standard" style:list-style-name="L1">
      <loext:graphic-properties draw:fill="none"/>
      <style:paragraph-properties fo:background-color="transparent">
        <style:tab-stops>
          <style:tab-stop style:position="-0.1874in"/>
        </style:tab-stops>
      </style:paragraph-properties>
      <style:text-properties style:font-name="Abyssinica SIL" fo:font-size="14pt" officeooo:rsid="001cf176" officeooo:paragraph-rsid="001cf176" fo:background-color="transparent" style:font-size-asian="14pt" style:font-size-complex="14pt"/>
    </style:style>
    <style:style style:name="P16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>
        <style:tab-stops/>
      </style:paragraph-properties>
      <style:text-properties style:font-name="Abyssinica SIL" fo:font-size="14pt" officeooo:rsid="002b8109" officeooo:paragraph-rsid="002b8109" fo:background-color="transparent" style:font-size-asian="14pt" style:font-size-complex="14pt"/>
    </style:style>
    <style:style style:name="P17" style:family="paragraph" style:parent-style-name="Standard" style:list-style-name="L2">
      <loext:graphic-properties draw:fill="none"/>
      <style:paragraph-properties fo:background-color="transparent">
        <style:tab-stops/>
      </style:paragraph-properties>
      <style:text-properties style:font-name="Abyssinica SIL" fo:font-size="14pt" officeooo:rsid="002b8109" officeooo:paragraph-rsid="002b8109" fo:background-color="transparent" style:font-size-asian="14pt" style:font-size-complex="14pt"/>
    </style:style>
    <style:style style:name="T1" style:family="text">
      <style:text-properties officeooo:rsid="0004d2b2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background-color="#ffff00" loext:char-shading-value="0" style:font-size-asian="14pt" style:font-size-complex="14pt"/>
    </style:style>
    <style:style style:name="T4" style:family="text">
      <style:text-properties fo:font-size="14pt" officeooo:rsid="0017bf77" fo:background-color="#ffff00" loext:char-shading-value="0" style:font-size-asian="14pt" style:font-size-complex="14pt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0a7e42" fo:background-color="#ffff00" loext:char-shading-value="0"/>
    </style:style>
    <style:style style:name="T7" style:family="text">
      <style:text-properties officeooo:rsid="000ad0d8" fo:background-color="#ffff00" loext:char-shading-value="0"/>
    </style:style>
    <style:style style:name="T8" style:family="text">
      <style:text-properties officeooo:rsid="000b7120" fo:background-color="#ffff00" loext:char-shading-value="0"/>
    </style:style>
    <style:style style:name="T9" style:family="text">
      <style:text-properties officeooo:rsid="000c23e1" fo:background-color="#ffff00" loext:char-shading-value="0"/>
    </style:style>
    <style:style style:name="T10" style:family="text">
      <style:text-properties officeooo:rsid="000ee748" fo:background-color="#ffff00" loext:char-shading-value="0"/>
    </style:style>
    <style:style style:name="T11" style:family="text">
      <style:text-properties officeooo:rsid="000ef71b" fo:background-color="#ffff00" loext:char-shading-value="0"/>
    </style:style>
    <style:style style:name="T12" style:family="text">
      <style:text-properties officeooo:rsid="0010329d" fo:background-color="#ffff00" loext:char-shading-value="0"/>
    </style:style>
    <style:style style:name="T13" style:family="text">
      <style:text-properties officeooo:rsid="001217f0" fo:background-color="#ffff00" loext:char-shading-value="0"/>
    </style:style>
    <style:style style:name="T14" style:family="text">
      <style:text-properties officeooo:rsid="0012835e" fo:background-color="#ffff00" loext:char-shading-value="0"/>
    </style:style>
    <style:style style:name="T15" style:family="text">
      <style:text-properties officeooo:rsid="001426a8" fo:background-color="#ffff00" loext:char-shading-value="0"/>
    </style:style>
    <style:style style:name="T16" style:family="text">
      <style:text-properties officeooo:rsid="0015438c" fo:background-color="#ffff00" loext:char-shading-value="0"/>
    </style:style>
    <style:style style:name="T17" style:family="text">
      <style:text-properties officeooo:rsid="001614be" fo:background-color="#ffff00" loext:char-shading-value="0"/>
    </style:style>
    <style:style style:name="T18" style:family="text">
      <style:text-properties officeooo:rsid="0017bf77" fo:background-color="#ffff00" loext:char-shading-value="0"/>
    </style:style>
    <style:style style:name="T19" style:family="text">
      <style:text-properties officeooo:rsid="0018fbb5" fo:background-color="#ffff00" loext:char-shading-value="0"/>
    </style:style>
    <style:style style:name="T20" style:family="text">
      <style:text-properties officeooo:rsid="0018fbec" fo:background-color="#ffff00" loext:char-shading-value="0"/>
    </style:style>
    <style:style style:name="T21" style:family="text">
      <style:text-properties officeooo:rsid="0019966b" fo:background-color="#ffff00" loext:char-shading-value="0"/>
    </style:style>
    <style:style style:name="T22" style:family="text">
      <style:text-properties officeooo:rsid="001b8b88" fo:background-color="#ffff00" loext:char-shading-value="0"/>
    </style:style>
    <style:style style:name="T23" style:family="text">
      <style:text-properties officeooo:rsid="001b9ec4" fo:background-color="#ffff00" loext:char-shading-value="0"/>
    </style:style>
    <style:style style:name="T24" style:family="text">
      <style:text-properties officeooo:rsid="001e9eb4" fo:background-color="#ffff00" loext:char-shading-value="0"/>
    </style:style>
    <style:style style:name="T25" style:family="text">
      <style:text-properties officeooo:rsid="001f57ab" fo:background-color="#ffff00" loext:char-shading-value="0"/>
    </style:style>
    <style:style style:name="T26" style:family="text">
      <style:text-properties officeooo:rsid="0017bf77"/>
    </style:style>
    <style:style style:name="T27" style:family="text">
      <style:text-properties officeooo:rsid="0020d5da"/>
    </style:style>
    <style:style style:name="T28" style:family="text">
      <style:text-properties officeooo:rsid="0022ac67"/>
    </style:style>
    <style:style style:name="T29" style:family="text">
      <style:text-properties officeooo:rsid="002422e4"/>
    </style:style>
    <style:style style:name="T30" style:family="text">
      <style:text-properties officeooo:rsid="0025f7a6"/>
    </style:style>
    <style:style style:name="T31" style:family="text">
      <style:text-properties officeooo:rsid="0027b2ea"/>
    </style:style>
    <style:style style:name="T32" style:family="text">
      <style:text-properties officeooo:rsid="00286e39"/>
    </style:style>
    <style:style style:name="T33" style:family="text">
      <style:text-properties officeooo:rsid="002975df"/>
    </style:style>
    <style:style style:name="T34" style:family="text">
      <style:text-properties officeooo:rsid="002a042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<text:span text:style-name="T1">Checklist</text:span></text:p>
      <text:p text:style-name="P4">Part 1:</text:p>
      <text:p text:style-name="P1">• <text:span text:style-name="T5">memset </text:span><text:span text:style-name="T13">(checked)</text:span></text:p>
      <text:p text:style-name="P2">• <text:span text:style-name="T5">bzero </text:span><text:span text:style-name="T14"><text:s/>(checked)</text:span></text:p>
      <text:p text:style-name="P2">• <text:span text:style-name="T5">memcpy </text:span><text:span text:style-name="T6">(checked)</text:span></text:p>
      <text:p text:style-name="Standard">• <text:span text:style-name="T5">memmove </text:span><text:span text:style-name="T6">(checked)</text:span></text:p>
      <text:p text:style-name="P2">• <text:span text:style-name="T5">memchr </text:span><text:span text:style-name="T6">(checked)</text:span></text:p>
      <text:p text:style-name="P2">• <text:span text:style-name="T5">memcmp </text:span><text:span text:style-name="T7">(checked)</text:span></text:p>
      <text:p text:style-name="P2">• <text:span text:style-name="T5">strlen </text:span><text:span text:style-name="T8">(checked)</text:span></text:p>
      <text:p text:style-name="P2">• <text:span text:style-name="T5">strdup </text:span><text:span text:style-name="T9">(checked)</text:span></text:p>
      <text:p text:style-name="P2">• <text:span text:style-name="T5">str</text:span><text:span text:style-name="T11">l</text:span><text:span text:style-name="T5">cpy </text:span><text:span text:style-name="T12">(checked)</text:span></text:p>
      <text:p text:style-name="P2">• <text:span text:style-name="T5">strlcat </text:span><text:span text:style-name="T15">(checked)</text:span></text:p>
      <text:p text:style-name="P2">• <text:span text:style-name="T5">strchr </text:span><text:span text:style-name="T10">(checked)</text:span></text:p>
      <text:p text:style-name="P2">• <text:span text:style-name="T5">strrchr </text:span><text:span text:style-name="T16">(checked)</text:span></text:p>
      <text:p text:style-name="P2">• <text:span text:style-name="T5">strnstr </text:span><text:span text:style-name="T23">(checked)</text:span></text:p>
      <text:p text:style-name="P2">• <text:span text:style-name="T5">strncmp </text:span><text:span text:style-name="T17">(checked)</text:span></text:p>
      <text:p text:style-name="P2">• <text:span text:style-name="T5">atoi </text:span><text:span text:style-name="T22">(checked)</text:span></text:p>
      <text:p text:style-name="P2">• <text:span text:style-name="T5">isalpha </text:span><text:span text:style-name="T20">(checked)</text:span></text:p>
      <text:p text:style-name="P2">• <text:span text:style-name="T5">isdigit </text:span><text:span text:style-name="T20">(checked)</text:span></text:p>
      <text:p text:style-name="P2">• <text:span text:style-name="T5">isalnum </text:span><text:span text:style-name="T20">(checked)</text:span></text:p>
      <text:p text:style-name="P2">• <text:span text:style-name="T5">isascii </text:span><text:span text:style-name="T19">(checked)</text:span></text:p>
      <text:p text:style-name="P2">• <text:span text:style-name="T5">isprint </text:span><text:span text:style-name="T21">(checked)</text:span></text:p>
      <text:p text:style-name="P9"><text:span text:style-name="T2">• </text:span><text:span text:style-name="T3">toupper </text:span><text:span text:style-name="T4">(checked)</text:span></text:p>
      <text:p text:style-name="P2">• <text:span text:style-name="T5">tolower </text:span><text:span text:style-name="T18">(checked)</text:span></text:p>
      <text:p text:style-name="P6"><text:span text:style-name="T26">• </text:span><text:span text:style-name="T24">calloc </text:span><text:span text:style-name="T25">(checked)</text:span></text:p>
      <text:p text:style-name="P8"/>
      <text:p text:style-name="P7"/>
      <text:p text:style-name="P5"><text:span text:style-name="T26">P</text:span>art 2:</text:p>
      <text:list xml:id="list1109225790" text:style-name="L1">
        <text:list-item>
          <text:p text:style-name="P10">ft_substr <text:span text:style-name="T27">(checked)</text:span></text:p>
        </text:list-item>
        <text:list-item>
          <text:p text:style-name="P11">ft_strjoin <text:span text:style-name="T28">(checked)</text:span></text:p>
        </text:list-item>
        <text:list-item>
          <text:p text:style-name="P14">ft_strtrim <text:span text:style-name="T28">(not sure)</text:span></text:p>
        </text:list-item>
        <text:list-item>
          <text:p text:style-name="P11">ft_split <text:span text:style-name="T30">(checked)</text:span></text:p>
        </text:list-item>
        <text:list-item>
          <text:p text:style-name="P11">ft_itoa <text:span text:style-name="T29">(checked)</text:span></text:p>
        </text:list-item>
        <text:list-item>
          <text:p text:style-name="P11">ft_strmapi <text:span text:style-name="T31">(checked)</text:span></text:p>
        </text:list-item>
        <text:list-item>
          <text:p text:style-name="P11">ft_striteri <text:span text:style-name="T31">(checked)</text:span></text:p>
        </text:list-item>
        <text:list-item>
          <text:p text:style-name="P11">ft_putchar_fd <text:span text:style-name="T33">(checked)</text:span></text:p>
        </text:list-item>
        <text:list-item>
          <text:p text:style-name="P11"><text:soft-page-break/>ft_putstr_fd <text:span text:style-name="T32">(checked)</text:span></text:p>
        </text:list-item>
        <text:list-item>
          <text:p text:style-name="P11">ft_putendl_fd <text:span text:style-name="T33">(checked)</text:span></text:p>
        </text:list-item>
        <text:list-item>
          <text:p text:style-name="P11">ft_putnbr_fd <text:span text:style-name="T34">(checked)</text:span></text:p>
        </text:list-item>
      </text:list>
      <text:p text:style-name="P12"/>
      <text:p text:style-name="P16">Part 3 (BONUS):</text:p>
      <text:list xml:id="list621578584" text:style-name="L2">
        <text:list-item>
          <text:p text:style-name="P13">ft_lstnew (checked)</text:p>
        </text:list-item>
        <text:list-item>
          <text:p text:style-name="P17">ft_lstadd_front</text:p>
        </text:list-item>
        <text:list-item>
          <text:p text:style-name="P17">ft_lstsize</text:p>
        </text:list-item>
        <text:list-item>
          <text:p text:style-name="P17">ft_lstlast</text:p>
        </text:list-item>
        <text:list-item>
          <text:p text:style-name="P17">ft_lstadd_back</text:p>
        </text:list-item>
        <text:list-item>
          <text:p text:style-name="P17">ft_lstdelone</text:p>
        </text:list-item>
        <text:list-item>
          <text:p text:style-name="P17">ft_lstclear</text:p>
        </text:list-item>
        <text:list-item>
          <text:p text:style-name="P17">ft_lstiter</text:p>
        </text:list-item>
        <text:list-item>
          <text:p text:style-name="P17">ft_lstmap</text:p>
        </text:list-item>
        <text:list-item>
          <text:p text:style-name="P17"/>
        </text:list-item>
      </text:list>
      <text:list xml:id="list162730676811046" text:continue-list="list1109225790" text:style-name="L1">
        <text:list-header>
          <text:p text:style-name="P15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byssinica SIL" fo:font-family="'Abyssinica SIL'" style:font-pitch="variable" fo:font-size="14pt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9:09:12.412418408</meta:creation-date>
    <dc:date>2024-06-03T16:27:29.410432218</dc:date>
    <meta:editing-duration>PT12H36M9S</meta:editing-duration>
    <meta:editing-cycles>28</meta:editing-cycles>
    <meta:generator>LibreOffice/7.3.7.2$Linux_X86_64 LibreOffice_project/30$Build-2</meta:generator>
    <meta:document-statistic meta:table-count="0" meta:image-count="0" meta:object-count="0" meta:page-count="2" meta:paragraph-count="49" meta:word-count="132" meta:character-count="822" meta:non-whitespace-character-count="757"/>
  </office:meta>
</office:document-meta>
</file>